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438b" officeooo:paragraph-rsid="0005438b"/>
    </style:style>
    <style:style style:name="P2" style:family="paragraph" style:parent-style-name="Standard">
      <style:text-properties fo:font-style="italic" fo:font-weight="bold" officeooo:rsid="0005438b" officeooo:paragraph-rsid="0006eae1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fo:font-weight="normal" officeooo:rsid="0005438b" officeooo:paragraph-rsid="0005438b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italic" fo:font-weight="normal" officeooo:rsid="000cf87e" officeooo:paragraph-rsid="000cf87e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ize="16pt" fo:font-style="italic" officeooo:rsid="0005438b" officeooo:paragraph-rsid="0005438b" style:font-size-asian="16pt" style:font-style-asian="italic" style:font-size-complex="16pt" style:font-style-complex="italic"/>
    </style:style>
    <style:style style:name="P6" style:family="paragraph" style:parent-style-name="Standard">
      <style:text-properties fo:font-size="16pt" fo:font-style="normal" fo:font-weight="bold" officeooo:rsid="000e7b28" officeooo:paragraph-rsid="0018d178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text-properties fo:font-style="normal" fo:font-weight="normal" officeooo:rsid="0006eae1" officeooo:paragraph-rsid="0006eae1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073adb" officeooo:paragraph-rsid="00073adb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08b5b6" officeooo:paragraph-rsid="0008b5b6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0cf87e" officeooo:paragraph-rsid="000cf87e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0cf87e" officeooo:paragraph-rsid="000e7b28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0f0718" officeooo:paragraph-rsid="000f0718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1ff8a7" officeooo:paragraph-rsid="001ff8a7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none" officeooo:rsid="00073adb" officeooo:paragraph-rsid="00073adb" style:font-style-asian="normal" style:font-style-complex="normal"/>
    </style:style>
    <style:style style:name="P15" style:family="paragraph" style:parent-style-name="Standard">
      <style:text-properties fo:font-style="normal" style:text-underline-style="none" officeooo:rsid="0008b5b6" officeooo:paragraph-rsid="0008b5b6" style:font-style-asian="normal" style:font-style-complex="normal"/>
    </style:style>
    <style:style style:name="P16" style:family="paragraph" style:parent-style-name="Standard">
      <style:text-properties fo:font-style="normal" fo:font-weight="bold" officeooo:rsid="000e7b28" officeooo:paragraph-rsid="000e7b28" style:font-style-asian="normal" style:font-weight-asian="bold" style:font-style-complex="normal" style:font-weight-complex="bold"/>
    </style:style>
    <style:style style:name="P17" style:family="paragraph" style:parent-style-name="Standard">
      <style:text-properties officeooo:rsid="0008b5b6" officeooo:paragraph-rsid="0008b5b6"/>
    </style:style>
    <style:style style:name="P18" style:family="paragraph" style:parent-style-name="Standard">
      <style:text-properties fo:font-size="12pt" fo:font-style="normal" fo:font-weight="normal" officeooo:rsid="000986bd" officeooo:paragraph-rsid="000986bd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font-size="12pt" fo:font-style="normal" fo:font-weight="normal" officeooo:rsid="000cf87e" officeooo:paragraph-rsid="000cf87e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font-size="12pt" fo:font-style="normal" fo:font-weight="normal" officeooo:rsid="00115914" officeooo:paragraph-rsid="00115914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font-size="12pt" fo:font-style="normal" fo:font-weight="normal" officeooo:rsid="000f7659" officeooo:paragraph-rsid="000f7659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font-size="12pt" fo:font-style="normal" fo:font-weight="normal" officeooo:rsid="0018d178" officeooo:paragraph-rsid="0018d178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font-size="12pt" fo:font-style="normal" fo:font-weight="normal" officeooo:rsid="0018d178" officeooo:paragraph-rsid="001a78c1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font-size="12pt" fo:font-style="normal" fo:font-weight="normal" officeooo:rsid="001a8b2e" officeooo:paragraph-rsid="001a8b2e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fo:font-size="12pt" fo:font-style="normal" fo:font-weight="normal" officeooo:rsid="00115914" officeooo:paragraph-rsid="00115914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font-size="12pt" fo:font-style="normal" fo:font-weight="normal" officeooo:rsid="000e7b28" officeooo:paragraph-rsid="0018d178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font-size="12pt" fo:font-style="normal" fo:font-weight="normal" officeooo:rsid="0023f1b6" officeooo:paragraph-rsid="0023f1b6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font-size="12pt" fo:font-style="normal" fo:font-weight="normal" officeooo:rsid="0023f1b6" officeooo:paragraph-rsid="0027ccde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font-size="12pt" fo:font-style="normal" fo:font-weight="normal" officeooo:rsid="0023f1b6" officeooo:paragraph-rsid="002ff6ba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font-size="12pt" fo:font-style="normal" fo:font-weight="normal" officeooo:rsid="002ff6ba" officeooo:paragraph-rsid="002ff6ba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font-size="12pt" fo:font-style="normal" fo:font-weight="normal" officeooo:rsid="00317c54" officeooo:paragraph-rsid="00317c54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size="12pt" fo:font-style="normal" fo:font-weight="normal" officeooo:rsid="0027ccde" officeooo:paragraph-rsid="0027ccde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fo:font-size="12pt" fo:font-style="normal" fo:font-weight="normal" officeooo:rsid="0029b5b4" officeooo:paragraph-rsid="0029b5b4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font-size="12pt" fo:font-style="normal" fo:font-weight="bold" officeooo:rsid="002ff6ba" officeooo:paragraph-rsid="002ff6ba" style:font-size-asian="10.5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text-properties fo:font-size="12pt" fo:font-style="normal" fo:font-weight="bold" officeooo:rsid="0027ccde" officeooo:paragraph-rsid="0027ccde" style:font-size-asian="10.5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text-properties fo:font-size="12pt" fo:font-style="normal" fo:font-weight="bold" officeooo:rsid="00317c54" officeooo:paragraph-rsid="00317c54" style:font-size-asian="10.5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text-properties fo:font-size="12pt" fo:font-style="normal" fo:font-weight="bold" officeooo:rsid="000e7b28" officeooo:paragraph-rsid="0036260b" style:font-size-asian="10.5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text-properties fo:font-size="12pt" fo:font-style="normal" fo:font-weight="bold" officeooo:rsid="00328db2" officeooo:paragraph-rsid="00328db2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text-properties fo:color="#c9211e" loext:opacity="100%" fo:font-size="12pt" fo:font-style="italic" fo:font-weight="normal" officeooo:rsid="000e7b28" officeooo:paragraph-rsid="0018d178" style:font-size-asian="10.5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text-properties fo:color="#000000" loext:opacity="100%" fo:font-size="12pt" fo:font-style="italic" fo:font-weight="normal" officeooo:rsid="000e7b28" officeooo:paragraph-rsid="002a08b1" style:font-size-asian="10.5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text-properties fo:color="#000000" loext:opacity="100%" fo:font-size="12pt" fo:font-style="italic" fo:font-weight="normal" officeooo:rsid="002ff6ba" officeooo:paragraph-rsid="002ff6ba" style:font-size-asian="10.5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>
      <style:text-properties style:font-name="Liberation Sans" fo:font-size="14.1000003814697pt" fo:font-style="normal" fo:font-weight="bold" officeooo:paragraph-rsid="0029b5b4"/>
    </style:style>
    <style:style style:name="P43" style:family="paragraph" style:parent-style-name="Standard">
      <style:text-properties fo:font-variant="normal" fo:text-transform="none" fo:color="#202124" loext:opacity="100%" style:font-name="inherit" fo:font-size="12pt" fo:letter-spacing="normal" fo:language="en" fo:country="US" fo:font-style="normal" fo:font-weight="normal" officeooo:rsid="00373b41" officeooo:paragraph-rsid="00373b41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variant="normal" fo:text-transform="none" fo:color="#202124" loext:opacity="100%" style:font-name="Liberation Sans" fo:font-size="14.1000003814697pt" fo:letter-spacing="normal" fo:language="en" fo:country="US" fo:font-style="normal" fo:font-weight="bold" officeooo:rsid="00373b41" officeooo:paragraph-rsid="00399f2b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variant="normal" fo:text-transform="none" fo:color="#202124" loext:opacity="100%" style:font-name="Liberation Sans" fo:font-size="14.1000003814697pt" fo:letter-spacing="normal" fo:language="en" fo:country="US" fo:font-style="normal" fo:font-weight="bold" officeooo:rsid="00399f2b" officeooo:paragraph-rsid="00399f2b" style:font-name-asian="Microsoft YaHei" style:font-size-asian="14.1000003814697pt" style:font-style-asian="normal" style:font-weight-asian="bold" style:font-name-complex="Lucida Sans" style:font-size-complex="14.1000003814697pt" style:font-style-complex="normal" style:font-weight-complex="bold"/>
    </style:style>
    <style:style style:name="P46" style:family="paragraph" style:parent-style-name="Standard">
      <style:text-properties fo:font-variant="normal" fo:text-transform="none" fo:color="#202124" loext:opacity="100%" style:font-name="Liberation Sans" fo:font-size="14.1000003814697pt" fo:letter-spacing="normal" fo:language="en" fo:country="US" fo:font-style="normal" fo:font-weight="bold" officeooo:rsid="00399f2b" officeooo:paragraph-rsid="0036260b" style:font-name-asian="Microsoft YaHei" style:font-size-asian="14.1000003814697pt" style:font-style-asian="normal" style:font-weight-asian="bold" style:font-name-complex="Lucida Sans" style:font-size-complex="14.1000003814697pt" style:font-style-complex="normal" style:font-weight-complex="bold"/>
    </style:style>
    <style:style style:name="P47" style:family="paragraph" style:parent-style-name="Standard">
      <style:text-properties fo:font-variant="normal" fo:text-transform="none" fo:color="#202124" loext:opacity="100%" style:font-name="Liberation Serif" fo:font-size="12pt" fo:letter-spacing="normal" fo:language="en" fo:country="US" fo:font-style="normal" fo:font-weight="normal" officeooo:rsid="0027ccde" officeooo:paragraph-rsid="00399f2b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fo:font-variant="normal" fo:text-transform="none" fo:color="#202124" loext:opacity="100%" style:font-name="Liberation Serif" fo:font-size="12pt" fo:letter-spacing="normal" fo:language="en" fo:country="US" fo:font-style="normal" fo:font-weight="normal" officeooo:rsid="0027ccde" officeooo:paragraph-rsid="003cf0ec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2" style:family="paragraph" style:parent-style-name="Standard">
      <style:text-properties fo:font-variant="normal" fo:text-transform="none" fo:color="#d4d4d4" loext:opacity="100%" style:font-name="Consolas" fo:font-size="10.5pt" fo:letter-spacing="normal" fo:language="en" fo:country="US" fo:font-style="normal" fo:font-weight="normal" officeooo:rsid="00399f2b" officeooo:paragraph-rsid="0036260b" fo:background-color="#1e1e1e" style:font-name-asian="Microsoft YaHei" style:font-size-asian="14.1000003814697pt" style:font-style-asian="normal" style:font-weight-asian="bold" style:font-name-complex="Lucida Sans" style:font-size-complex="14.1000003814697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17c54" style:font-weight-asian="normal" style:font-weight-complex="normal"/>
    </style:style>
    <style:style style:name="T4" style:family="text">
      <style:text-properties fo:font-weight="normal" officeooo:rsid="00328db2" style:font-weight-asian="normal" style:font-weight-complex="normal"/>
    </style:style>
    <style:style style:name="T5" style:family="text">
      <style:text-properties fo:font-weight="normal" officeooo:rsid="0027ccde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5438b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bold" officeooo:rsid="002ff6ba" style:font-style-asian="normal" style:font-weight-asian="bold" style:font-style-complex="normal" style:font-weight-complex="bold"/>
    </style:style>
    <style:style style:name="T11" style:family="text">
      <style:text-properties officeooo:rsid="000986bd"/>
    </style:style>
    <style:style style:name="T12" style:family="text">
      <style:text-properties officeooo:rsid="000b4331"/>
    </style:style>
    <style:style style:name="T13" style:family="text">
      <style:text-properties officeooo:rsid="000f0718"/>
    </style:style>
    <style:style style:name="T14" style:family="text">
      <style:text-properties officeooo:rsid="000f7659"/>
    </style:style>
    <style:style style:name="T15" style:family="text">
      <style:text-properties officeooo:rsid="00115914"/>
    </style:style>
    <style:style style:name="T16" style:family="text">
      <style:text-properties officeooo:rsid="0018d178"/>
    </style:style>
    <style:style style:name="T17" style:family="text">
      <style:text-properties officeooo:rsid="001a78c1"/>
    </style:style>
    <style:style style:name="T18" style:family="text">
      <style:text-properties officeooo:rsid="001a8b2e"/>
    </style:style>
    <style:style style:name="T19" style:family="text">
      <style:text-properties officeooo:rsid="001ee57a"/>
    </style:style>
    <style:style style:name="T20" style:family="text">
      <style:text-properties officeooo:rsid="001ff8a7"/>
    </style:style>
    <style:style style:name="T21" style:family="text">
      <style:text-properties officeooo:rsid="00220b8f"/>
    </style:style>
    <style:style style:name="T22" style:family="text">
      <style:text-properties officeooo:rsid="0027ccde"/>
    </style:style>
    <style:style style:name="T23" style:family="text">
      <style:text-properties officeooo:rsid="0029b5b4"/>
    </style:style>
    <style:style style:name="T24" style:family="text">
      <style:text-properties officeooo:rsid="002ff6ba"/>
    </style:style>
    <style:style style:name="T25" style:family="text">
      <style:text-properties fo:color="#000000" loext:opacity="100%" fo:font-style="italic" officeooo:rsid="000e7b28" style:font-style-asian="italic" style:font-style-complex="italic"/>
    </style:style>
    <style:style style:name="T26" style:family="text">
      <style:text-properties fo:color="#000000" loext:opacity="100%" fo:font-style="italic" officeooo:rsid="002ff6ba" style:font-style-asian="italic" style:font-style-complex="italic"/>
    </style:style>
    <style:style style:name="T27" style:family="text">
      <style:text-properties fo:color="#000000" loext:opacity="100%" fo:font-style="italic" officeooo:rsid="001ee57a" style:font-style-asian="italic" style:font-style-complex="italic"/>
    </style:style>
    <style:style style:name="T28" style:family="text">
      <style:text-properties fo:color="#000000" loext:opacity="100%" fo:font-style="italic" officeooo:rsid="00220b8f" style:font-style-asian="italic" style:font-style-complex="italic"/>
    </style:style>
    <style:style style:name="T29" style:family="text">
      <style:text-properties officeooo:rsid="00317c54"/>
    </style:style>
    <style:style style:name="T30" style:family="text">
      <style:text-properties fo:font-size="10pt" fo:font-style="italic" fo:font-weight="normal" officeooo:rsid="00328db2" style:font-size-asian="10pt" style:font-style-asian="italic" style:font-weight-asian="normal" style:font-size-complex="10pt" style:font-style-complex="italic" style:font-weight-complex="normal"/>
    </style:style>
    <style:style style:name="T31" style:family="text">
      <style:text-properties fo:font-size="11pt" fo:font-style="italic" fo:font-weight="normal" officeooo:rsid="0027ccde" style:font-size-asian="11pt" style:font-style-asian="italic" style:font-weight-asian="normal" style:font-size-complex="11pt" style:font-style-complex="italic" style:font-weight-complex="normal"/>
    </style:style>
    <style:style style:name="T32" style:family="text">
      <style:text-properties officeooo:rsid="0036260b"/>
    </style:style>
    <style:style style:name="T33" style:family="text">
      <style:text-properties fo:font-size="12pt" fo:font-weight="normal" officeooo:rsid="0036260b" style:font-name-asian="Microsoft YaHei" style:font-size-asian="10.5pt" style:font-style-asian="normal" style:font-weight-asian="normal" style:font-name-complex="Lucida Sans" style:font-size-complex="12pt" style:font-style-complex="normal" style:font-weight-complex="normal"/>
    </style:style>
    <style:style style:name="T34" style:family="text">
      <style:text-properties fo:font-size="12pt" fo:font-weight="normal" officeooo:rsid="0036260b" style:font-name-asian="Microsoft YaHei" style:font-style-asian="normal" style:font-name-complex="Lucida Sans" style:font-style-complex="normal"/>
    </style:style>
    <style:style style:name="T35" style:family="text">
      <style:text-properties officeooo:rsid="00317c54" style:font-name-asian="Microsoft YaHei" style:font-size-asian="14.1000003814697pt" style:font-style-asian="normal" style:font-weight-asian="bold" style:font-name-complex="Lucida Sans" style:font-size-complex="14.1000003814697pt" style:font-style-complex="normal" style:font-weight-complex="bold"/>
    </style:style>
    <style:style style:name="T36" style:family="text">
      <style:text-properties officeooo:rsid="0036260b" style:font-name-asian="Microsoft YaHei" style:font-size-asian="14.1000003814697pt" style:font-style-asian="normal" style:font-weight-asian="bold" style:font-name-complex="Lucida Sans" style:font-size-complex="14.1000003814697pt" style:font-style-complex="normal" style:font-weight-complex="bold"/>
    </style:style>
    <style:style style:name="T37" style:family="text">
      <style:text-properties officeooo:rsid="00399f2b" style:font-name-asian="Microsoft YaHei" style:font-size-asian="14.1000003814697pt" style:font-style-asian="normal" style:font-weight-asian="bold" style:font-name-complex="Lucida Sans" style:font-size-complex="14.1000003814697pt" style:font-style-complex="normal" style:font-weight-complex="bold"/>
    </style:style>
    <style:style style:name="T38" style:family="text">
      <style:text-properties officeooo:rsid="003b7730" style:font-name-asian="Microsoft YaHei" style:font-size-asian="14.1000003814697pt" style:font-style-asian="normal" style:font-weight-asian="bold" style:font-name-complex="Lucida Sans" style:font-size-complex="14.1000003814697pt" style:font-style-complex="normal" style:font-weight-complex="bold"/>
    </style:style>
    <style:style style:name="T39" style:family="text">
      <style:text-properties fo:language="pt" fo:country="PT"/>
    </style:style>
    <style:style style:name="T40" style:family="text">
      <style:text-properties officeooo:rsid="00419c5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49"><text:a xlink:type="simple" xlink:href="#__RefHeading___Toc448_1409433779" text:style-name="Index_20_Link" text:visited-style-name="Index_20_Link">Limitações da página Relatório:<text:tab/>2</text:a></text:p>
          <text:p text:style-name="P50"><text:a xlink:type="simple" xlink:href="#__RefHeading___Toc450_1409433779" text:style-name="Index_20_Link" text:visited-style-name="Index_20_Link">Filtros:<text:tab/>2</text:a></text:p>
          <text:p text:style-name="P51"><text:a xlink:type="simple" xlink:href="#__RefHeading___Toc452_1409433779" text:style-name="Index_20_Link" text:visited-style-name="Index_20_Link">Bloco Checklist:<text:tab/>2</text:a></text:p>
          <text:p text:style-name="P51"><text:a xlink:type="simple" xlink:href="#__RefHeading___Toc454_1409433779" text:style-name="Index_20_Link" text:visited-style-name="Index_20_Link">Bloco Unidades:<text:tab/>2</text:a></text:p>
          <text:p text:style-name="P51"><text:a xlink:type="simple" xlink:href="#__RefHeading___Toc456_1409433779" text:style-name="Index_20_Link" text:visited-style-name="Index_20_Link">Bloco Por data:<text:tab/>2</text:a></text:p>
          <text:p text:style-name="P50"><text:a xlink:type="simple" xlink:href="#__RefHeading___Toc458_1409433779" text:style-name="Index_20_Link" text:visited-style-name="Index_20_Link">Botões do Filtro:<text:tab/>2</text:a></text:p>
          <text:p text:style-name="P50"><text:a xlink:type="simple" xlink:href="#__RefHeading___Toc460_1409433779" text:style-name="Index_20_Link" text:visited-style-name="Index_20_Link">Header:<text:tab/>3</text:a></text:p>
          <text:p text:style-name="P50"><text:a xlink:type="simple" xlink:href="#__RefHeading___Toc462_1409433779" text:style-name="Index_20_Link" text:visited-style-name="Index_20_Link">Funções:<text:tab/>3</text:a></text:p>
          <text:p text:style-name="P51"><text:a xlink:type="simple" xlink:href="#__RefHeading___Toc464_1409433779" text:style-name="Index_20_Link" text:visited-style-name="Index_20_Link">alertSave();<text:tab/>3</text:a></text:p>
          <text:p text:style-name="P51"><text:a xlink:type="simple" xlink:href="#__RefHeading___Toc466_1409433779" text:style-name="Index_20_Link" text:visited-style-name="Index_20_Link">saveReports();<text:tab/>3</text:a></text:p>
          <text:p text:style-name="P51"><text:a xlink:type="simple" xlink:href="#__RefHeading___Toc468_1409433779" text:style-name="Index_20_Link" text:visited-style-name="Index_20_Link">loadSavedReports();<text:tab/>3</text:a></text:p>
          <text:p text:style-name="P51"><text:a xlink:type="simple" xlink:href="#__RefHeading___Toc470_1409433779" text:style-name="Index_20_Link" text:visited-style-name="Index_20_Link">CalcValueCheckReport(checklistId);<text:tab/>3</text:a></text:p>
          <text:p text:style-name="P51"><text:a xlink:type="simple" xlink:href="#__RefHeading___Toc472_1409433779" text:style-name="Index_20_Link" text:visited-style-name="Index_20_Link">CalcValueCheckAllReport(array);<text:tab/>3</text:a></text:p>
          <text:p text:style-name="P51"><text:a xlink:type="simple" xlink:href="#__RefHeading___Toc474_1409433779" text:style-name="Index_20_Link" text:visited-style-name="Index_20_Link">separateChecklist();<text:tab/>3</text:a></text:p>
          <text:p text:style-name="P51"><text:a xlink:type="simple" xlink:href="#__RefHeading___Toc476_1409433779" text:style-name="Index_20_Link" text:visited-style-name="Index_20_Link">getKeys(response);<text:tab/>4</text:a></text:p>
        </text:index-body>
      </text:table-of-content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448_1409433779"/><text:soft-page-break/>Limitações da página Relatório:<text:bookmark-end text:name="__RefHeading___Toc448_1409433779"/></text:h>
      <text:h text:style-name="Heading_20_2" text:outline-level="2"><text:bookmark-start text:name="__RefHeading___Toc450_1409433779"/>Filtros:<text:bookmark-end text:name="__RefHeading___Toc450_1409433779"/></text:h>
      <text:p text:style-name="P5"/>
      <text:h text:style-name="Heading_20_3" text:outline-level="3"><text:bookmark-start text:name="__RefHeading___Toc452_1409433779"/>Bloco Checklist:<text:bookmark-end text:name="__RefHeading___Toc452_1409433779"/></text:h>
      <text:p text:style-name="P17"/>
      <text:p text:style-name="P1"><text:span text:style-name="T6">Titulos dos checklists (múltiplas escolhas / inserir o primeiro campo como </text:span><text:span text:style-name="T8">todos</text:span><text:span text:style-name="T6">):</text:span></text:p>
      <text:p text:style-name="P15">Obrigatório.</text:p>
      <text:p text:style-name="P14">Buscar todos os checklists criados pelo usuário inclusive os inativos.</text:p>
      <text:p text:style-name="P1">Caso selecionado mais de um checklist, o campo título<text:span text:style-name="T1"> das perguntas </text:span><text:span text:style-name="T2">e </text:span><text:span text:style-name="T1">validade</text:span><text:span text:style-name="T2"> deveram permanecer inativos.</text:span></text:p>
      <text:p text:style-name="P1"><text:span text:style-name="T2">Caso seja selecionado apenas um checklist, o campo </text:span><text:span text:style-name="T1">validade</text:span><text:span text:style-name="T2"> ficará inativo.</text:span></text:p>
      <text:p text:style-name="P1"/>
      <text:p text:style-name="P3">Títulos das Perguntas (Múltiplas escolhas):</text:p>
      <text:p text:style-name="P7">O campo inicia vazio, e é populado ao ser selecionado um checklist.</text:p>
      <text:p text:style-name="P8">Criar um alerta para o usuário caso ele click no campo <text:span text:style-name="T7">Títulos das Perguntas, </text:span>antes de selecionar um checklist.</text:p>
      <text:p text:style-name="P2"/>
      <text:p text:style-name="P3">Validade:</text:p>
      <text:p text:style-name="P9">Mostra todas as validades dos checklists vinculadas ao usuário;</text:p>
      <text:p text:style-name="P9">Ao selecionar uma data, o campo <text:span text:style-name="T6">Titulo das Checklist </text:span>vai atualizar para a referência selecionada.</text:p>
      <text:p text:style-name="P9"/>
      <text:h text:style-name="Heading_20_3" text:outline-level="3"><text:bookmark-start text:name="__RefHeading___Toc454_1409433779"/>Bloco <text:span text:style-name="T11">Unidades</text:span>:<text:bookmark-end text:name="__RefHeading___Toc454_1409433779"/></text:h>
      <text:p text:style-name="P18">Múltiplas escolhas.</text:p>
      <text:p text:style-name="P19">Ao preencher bloco, se torna obrigatório selecionar ao menos um(a) checklist.</text:p>
      <text:p text:style-name="P18"/>
      <text:h text:style-name="Heading_20_3" text:outline-level="3"><text:bookmark-start text:name="__RefHeading___Toc456_1409433779"/>Bloco <text:span text:style-name="T12">Por data</text:span>:<text:bookmark-end text:name="__RefHeading___Toc456_1409433779"/></text:h>
      <text:p text:style-name="P4"><text:span text:style-name="T9">Trocar nome do bloco para</text:span> datas das respostas.</text:p>
      <text:p text:style-name="P10">Obrigatório data inicial e data final. </text:p>
      <text:p text:style-name="P10">Ao preencher bloco, se torna obrigatório selecionar ao menos um(a) checklist.</text:p>
      <text:p text:style-name="P10"/>
      <text:h text:style-name="Heading_20_2" text:outline-level="2"><text:bookmark-start text:name="__RefHeading___Toc458_1409433779"/>Botões <text:span text:style-name="T13">do Filtro</text:span>:<text:bookmark-end text:name="__RefHeading___Toc458_1409433779"/></text:h>
      <text:p text:style-name="P16"><text:s/><text:span text:style-name="T2">Alterar o tamanho do botão. No arquivo record.css para:</text:span></text:p>
      <text:p text:style-name="P10">.buttonMain button {</text:p>
      <text:p text:style-name="P10"><text:s text:c="4"/>height: 35px;</text:p>
      <text:p text:style-name="P10">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2" text:outline-level="2"><text:bookmark-start text:name="__RefHeading___Toc460_1409433779"/><text:soft-page-break/>Header:<text:bookmark-end text:name="__RefHeading___Toc460_1409433779"/></text:h>
      <text:p text:style-name="P12">Substituir o botão de impressora pelo botão de <text:span text:style-name="T15">Salvar</text:span>; </text:p>
      <text:p text:style-name="P10"/>
      <text:p text:style-name="P10"/>
      <text:h text:style-name="Heading_20_2" text:outline-level="2"><text:bookmark-start text:name="__RefHeading___Toc462_1409433779"/>Funções <text:span text:style-name="T32">(Objeto record)</text:span>:<text:bookmark-end text:name="__RefHeading___Toc462_1409433779"/></text:h>
      <text:h text:style-name="Heading_20_3" text:outline-level="3"><text:bookmark-start text:name="__RefHeading___Toc464_1409433779"/>alertSave();<text:bookmark-end text:name="__RefHeading___Toc464_1409433779"/></text:h>
      <text:p text:style-name="P25">Abre um modal perguntando se o usuário deseja salva o relatório no computador.</text:p>
      <text:h text:style-name="Heading_20_3" text:outline-level="3"><text:bookmark-start text:name="__RefHeading___Toc466_1409433779"/><text:span text:style-name="T15">save</text:span><text:span text:style-name="T14">R</text:span>eports<text:span text:style-name="T15">();</text:span><text:bookmark-end text:name="__RefHeading___Toc466_1409433779"/></text:h>
      <text:p text:style-name="P20">Salva os filtros, id do criador e nome de um relatório no banco de dados. Assim que clicar no botão de Salvar.</text:p>
      <text:p text:style-name="P20"/>
      <text:h text:style-name="Heading_20_3" text:outline-level="3"><text:bookmark-start text:name="__RefHeading___Toc468_1409433779"/>load<text:span text:style-name="T14">S</text:span>aved<text:span text:style-name="T14">R</text:span>eports<text:span text:style-name="T14">();</text:span><text:bookmark-end text:name="__RefHeading___Toc468_1409433779"/></text:h>
      <text:p text:style-name="P21"><text:span text:style-name="T16">Método</text:span> responsável por recriar o relatório salvo no banco de dados.</text:p>
      <text:p text:style-name="P21"/>
      <text:h text:style-name="Heading_20_3" text:outline-level="3"><text:bookmark-start text:name="__RefHeading___Toc470_1409433779"/>CalcValueCheckReport(<text:span text:style-name="T18">checklistId</text:span>);<text:bookmark-end text:name="__RefHeading___Toc470_1409433779"/></text:h>
      <text:p text:style-name="P24">Utilizar o objeto ObjectCehcklist;</text:p>
      <text:p text:style-name="P22">Método responsável por calcular o valor dos checklist filtrados;</text:p>
      <text:p text:style-name="P24">E retornar a porcentagem;</text:p>
      <text:p text:style-name="P22"/>
      <text:h text:style-name="Heading_20_3" text:outline-level="3"><text:bookmark-start text:name="__RefHeading___Toc472_1409433779"/>CalcValueCheckAllReport(<text:span text:style-name="T18">array</text:span>);<text:bookmark-end text:name="__RefHeading___Toc472_1409433779"/></text:h>
      <text:p text:style-name="P23"><text:span text:style-name="T17">Vai chamar a função </text:span>CalcValueCheckReport(<text:span text:style-name="T18">array[x]</text:span>); <text:span text:style-name="T17">para retornar o valor de cada checklist e somar todos os valores filtrados </text:span><text:span text:style-name="T18">e dividir pela quantidade de checklist</text:span><text:span text:style-name="T17">;</text:span></text:p>
      <text:p text:style-name="P39"/>
      <text:p text:style-name="P40"><text:span text:style-name="T10">Obs:</text:span><text:span text:style-name="T23"> Ordenar requisição das Resposta do BD</text:span><text:span text:style-name="T19">→</text:span><text:span text:style-name="T24">usuário → </text:span><text:span text:style-name="T19"><text:s/>data</text:span><text:span text:style-name="T21"> </text:span>→ <text:span text:style-name="T19">checklist → </text:span><text:span text:style-name="T24">unidade</text:span></text:p>
      <text:p text:style-name="P26"/>
      <text:h text:style-name="Heading_20_3" text:outline-level="3"><text:bookmark-start text:name="__RefHeading___Toc474_1409433779"/>separateChecklist();<text:bookmark-end text:name="__RefHeading___Toc474_1409433779"/></text:h>
      <text:p text:style-name="P27"/>
      <text:p text:style-name="P29">Esse método cria um Array organizando as repostas por, <text:span text:style-name="T26">usuário,</text:span><text:span text:style-name="T27"> data</text:span><text:span text:style-name="T28">,</text:span><text:span text:style-name="T25"> </text:span><text:span text:style-name="T27">checklist, </text:span><text:span text:style-name="T26">unidades.</text:span></text:p>
      <text:p text:style-name="P41"/>
      <text:p text:style-name="P34">Var: </text:p>
      <text:p text:style-name="P30">response: requisição BD;</text:p>
      <text:p text:style-name="P30">orderByChecklist : Array;</text:p>
      <text:p text:style-name="P30">assistant : matriz;</text:p>
      <text:p text:style-name="P30"/>
      <text:p text:style-name="P30">chame o método this.getKeys(), passando response por parâmetro, e armazene seu retorno dentro da variável assistant.</text:p>
      <text:p text:style-name="P30"/>
      <text:p text:style-name="P31">Percorra a matriz assistant, filtrando o response por cada item dela na respectiva ordem, id_user → date → id_checklis<text:span text:style-name="T40">t</text:span> → id_shop. Armazene o resultado no array <text:span text:style-name="T24">orderByChecklist </text:span>e retorne.</text:p>
      <text:p text:style-name="P29"/>
      <text:p text:style-name="P29"/>
      <text:p text:style-name="P29"/>
      <text:h text:style-name="Heading_20_3" text:outline-level="3"><text:bookmark-start text:name="__RefHeading___Toc476_1409433779"/><text:soft-page-break/>getKeys(<text:span text:style-name="T29">response</text:span>);<text:bookmark-end text:name="__RefHeading___Toc476_1409433779"/></text:h>
      <text:p text:style-name="P35">var:</text:p>
      <text:p text:style-name="P32">assistant = "";</text:p>
      <text:p text:style-name="P35"><text:span text:style-name="T3">filterKeys</text:span><text:span text:style-name="T2"> = [];</text:span></text:p>
      <text:p text:style-name="P32"/>
      <text:p text:style-name="P36"><text:span text:style-name="T2">Percorrer o parâmetro response, validando se o response.data.id_user é diferente da variável assistant, </text:span><text:span text:style-name="T4">caso seja digerente, assistant recebe o valor de response.date.id_user e damos um push nas chaves: [</text:span><text:span text:style-name="T31">response.data.id_user,response.data.date,response.data.id_checklist,response.data.id_shop</text:span><text:span text:style-name="T30">]</text:span></text:p>
      <text:p text:style-name="P38"><text:span text:style-name="T5">p</text:span><text:span text:style-name="T2">ara a variável filterKeys. Por fim retorne filterKeys.</text:span></text:p>
      <text:p text:style-name="P28">- <text:span text:style-name="T22">Percorre o </text:span>array <text:span text:style-name="T22">(parâmetro) com um </text:span><text:span text:style-name="T23">f</text:span><text:span text:style-name="T22">orEach criando um novo array somente com todas os valores da key (parâmetro).</text:span></text:p>
      <text:p text:style-name="P33">Retorna o valor obtido no forEach</text:p>
      <text:p text:style-name="P33"/>
      <text:p text:style-name="P42"><text:span text:style-name="T35">clppGraphics(</text:span><text:span text:style-name="T36">arrayValues,context,</text:span><text:span text:style-name="T37">type</text:span><text:span text:style-name="T38">s</text:span><text:span text:style-name="T35">)</text:span><text:span text:style-name="T33"> </text:span></text:p>
      <text:p text:style-name="P43"><text:span text:style-name="T39">Instanciar</text:span> o Char e <text:span text:style-name="T39">vincular</text:span> <text:span text:style-name="T39">os</text:span> parâmetros;</text:p>
      <text:p text:style-name="P43"/>
      <text:p text:style-name="P44"><text:span text:style-name="T37">typeGraphics</text:span><text:span text:style-name="T35">(</text:span><text:span text:style-name="T37">value</text:span><text:span text:style-name="T35">)</text:span><text:span text:style-name="T34"> </text:span></text:p>
      <text:p text:style-name="P47">Recebe o nome do gráfico e converte para um tipo que o Chart compreenda.</text:p>
      <text:p text:style-name="P47">*Eliminar os espaços em branco e tornar o parâmetro em letras minúsculas.</text:p>
      <text:p text:style-name="P47"/>
      <text:p text:style-name="P45">changeChartType(value):</text:p>
      <text:p text:style-name="P48">Altera o valor da váriável global typeGraph, <text:s/>quando o botão de grafico é clicado, ajustando seu valor para o novo tipo de grafico selecionado.</text:p>
      <text:p text:style-name="P37"/>
      <text:p text:style-name="P46">CloseGraphic(); </text:p>
      <text:p text:style-name="P52"/>
      <text:p text:style-name="P46">typeGraphics(value);</text:p>
      <text:p text:style-name="P6"/>
      <text:p text:style-name="P6"><text:span text:style-name="T16">Busca do BackEnd</text:span>:</text:p>
      <text:p text:style-name="P11"/>
      <text:p text:style-name="P11">Calculo básico para porcentagem do checklist = 100 / qtdQuestion * valueAllOption;</text:p>
      <text:p text:style-name="P11"/>
      <text:p text:style-name="P11">Buscar a quantidade de questões do checklist, ignorando as de tipo 3 e 4. Para calculo final do checklist. </text:p>
      <text:p text:style-name="P11">Caso seja checkbox, precisa somar cada option e formar o valor total da Question.</text:p>
      <text:p text:style-name="P11"/>
      <text:p text:style-name="P11">Chaves para o GET:</text:p>
      <text:p text:style-name="P11">'date_final_checklist' -&gt; validade final do checklist</text:p>
      <text:p text:style-name="P11">'date_init_checklist' -&gt; validade inicial do checklist</text:p>
      <text:p text:style-name="P11">'group'</text:p>
      <text:p text:style-name="P11">'shop'</text:p>
      <text:p text:style-name="P11">'checklist'</text:p>
      <text:p text:style-name="P11">‘date_final_response' -&gt; validade final da resposta;</text:p>
      <text:p text:style-name="P11">'date_init_response' -&gt; validade inicial da re<text:span text:style-name="T20">s</text:span>posta;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Modelo de retorno do Json:</text:p>
      <text:p text:style-name="P11">{</text:p>
      <text:p text:style-name="P11"><text:s text:c="12"/>"id": "133",</text:p>
      <text:p text:style-name="P11"><text:s text:c="12"/>"id_option_question": "1241",</text:p>
      <text:p text:style-name="P11"><text:s text:c="12"/>"id_user": "5",</text:p>
      <text:p text:style-name="P11"><text:s text:c="12"/>"description": null,</text:p>
      <text:p text:style-name="P11"><text:s text:c="12"/>"photo": null,</text:p>
      <text:p text:style-name="P11"><text:s text:c="12"/>"date": "2022-01-28",</text:p>
      <text:p text:style-name="P11"><text:s text:c="12"/>"type": "1",</text:p>
      <text:p text:style-name="P11"><text:s text:c="12"/>"id_shop": "1",</text:p>
      <text:p text:style-name="P11"><text:s text:c="12"/>"qtd_questions": "6",</text:p>
      <text:p text:style-name="P13"><text:tab/>“id_checklist”: “331”</text:p>
      <text:p text:style-name="P11"><text:s text:c="12"/>"date_init": null,</text:p>
      <text:p text:style-name="P11"><text:s text:c="12"/>"date_final": null</text:p>
      <text:p text:style-name="P11"><text:s/><text:tab/>"value": "0"</text:p>
      <text:p text:style-name="P11">}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3T11:43:24.882000000</meta:creation-date>
    <dc:date>2022-02-11T16:30:00.715000000</dc:date>
    <meta:editing-duration>PT15H2M</meta:editing-duration>
    <meta:editing-cycles>11</meta:editing-cycles>
    <meta:generator>LibreOffice/7.1.0.3$Windows_X86_64 LibreOffice_project/f6099ecf3d29644b5008cc8f48f42f4a40986e4c</meta:generator>
    <meta:document-statistic meta:table-count="0" meta:image-count="0" meta:object-count="0" meta:page-count="5" meta:paragraph-count="111" meta:word-count="651" meta:character-count="4731" meta:non-whitespace-character-count="4042"/>
  </office:meta>
</office:document-meta>
</file>